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ack" svg:font-family="Hack"/>
    <style:font-face style:name="Hack Nerd Font" svg:font-family="'Hack Nerd Font'" style:font-family-generic="modern" style:font-pitch="variable"/>
    <style:font-face style:name="Hack Nerd Font1" svg:font-family="'Hack Nerd Font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3c6aa" loext:opacity="100%" style:font-name="Hack Nerd Font" fo:font-size="12pt" fo:font-weight="normal" fo:background-color="transparent" style:font-size-asian="12pt" style:font-size-complex="12pt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d3c6aa" loext:opacity="100%" style:font-name="Hack Nerd Font" fo:font-size="12pt" fo:font-weight="normal" fo:background-color="transparent" style:font-size-asian="12pt" style:font-size-complex="12pt"/>
    </style:style>
    <style:style style:name="P3" style:family="paragraph" style:parent-style-name="Standard">
      <style:paragraph-properties style:line-height-at-least="0.503cm"/>
      <style:text-properties fo:color="#d3c6aa" loext:opacity="100%" style:font-name="Hack Nerd Font" fo:font-size="12pt" fo:background-color="transparent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9dded7" loext:opacity="100%" style:font-name="Hack Nerd Font1" fo:font-size="9.7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9dded7" loext:opacity="100%" style:font-name="Hack Nerd Font" fo:font-size="12pt" fo:font-style="italic" fo:font-weight="normal" fo:background-color="transparent" style:font-size-asian="12pt" style:font-size-complex="12pt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style:font-name="Hack Nerd Font" fo:font-size="12pt" fo:background-color="transparent" style:font-size-asian="12pt" style:font-size-complex="12pt"/>
    </style:style>
    <style:style style:name="P9" style:family="paragraph" style:parent-style-name="Standard">
      <style:paragraph-properties style:line-height-at-least="0.503cm"/>
      <style:text-properties style:font-name="Hack Nerd Font" fo:font-size="12pt" fo:background-color="transparent" style:font-size-asian="12pt" style:font-size-complex="12pt"/>
    </style:style>
    <style:style style:name="P10" style:family="paragraph" style:parent-style-name="Standard">
      <style:paragraph-properties style:line-height-at-least="0.503cm"/>
      <style:text-properties style:font-name="Hack Nerd Font" fo:font-size="12pt" fo:font-style="normal" fo:background-color="transparent" style:font-size-asian="12pt" style:font-style-asian="normal" style:font-size-complex="12pt" style:font-style-complex="normal"/>
    </style:style>
    <style:style style:name="P11" style:family="paragraph" style:parent-style-name="Standard">
      <style:paragraph-properties style:line-height-at-least="0.503cm"/>
      <style:text-properties fo:color="#000000" loext:opacity="100%" style:font-name="Hack Nerd Font1" fo:font-size="9.75pt" fo:font-weight="normal" fo:background-color="#ffffff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Hack Nerd Font1" fo:font-size="9.75pt" fo:font-weight="normal" fo:background-color="#ffffff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4" style:family="paragraph" style:parent-style-name="Standard" style:master-page-name="HTML">
      <style:paragraph-properties style:line-height-at-least="0.503cm" style:page-number="auto"/>
      <style:text-properties fo:color="#383a42" loext:opacity="100%" style:font-name="Hack Nerd Font" fo:font-size="12pt" fo:font-style="normal" officeooo:paragraph-rsid="001f490e" fo:background-color="#fafafa" style:font-size-asian="12pt" style:font-style-asian="normal" style:font-size-complex="12pt" style:font-style-complex="normal"/>
    </style:style>
    <style:style style:name="P15" style:family="paragraph" style:parent-style-name="Standard">
      <style:paragraph-properties style:line-height-at-least="0.503cm"/>
      <style:text-properties fo:color="#383a42" loext:opacity="100%" style:font-name="Hack Nerd Font" fo:font-size="12pt" fo:font-style="normal" officeooo:paragraph-rsid="001f490e" fo:background-color="#fafafa" style:font-size-asian="12pt" style:font-style-asian="normal" style:font-size-complex="12pt" style:font-style-complex="normal"/>
    </style:style>
    <style:style style:name="T1" style:family="text">
      <style:text-properties fo:color="#d699b6" loext:opacity="100%"/>
    </style:style>
    <style:style style:name="T2" style:family="text">
      <style:text-properties fo:color="#d699b6" loext:opacity="100%" style:font-name="Hack Nerd Font1" fo:font-size="9.75pt" fo:font-weight="normal"/>
    </style:style>
    <style:style style:name="T3" style:family="text">
      <style:text-properties fo:color="#d699b6" loext:opacity="100%" fo:font-size="9.75pt" fo:font-weight="normal"/>
    </style:style>
    <style:style style:name="T4" style:family="text">
      <style:text-properties fo:color="#d699b6" loext:opacity="100%" fo:font-weight="normal"/>
    </style:style>
    <style:style style:name="T5" style:family="text">
      <style:text-properties fo:color="#7fbbb3" loext:opacity="100%"/>
    </style:style>
    <style:style style:name="T6" style:family="text">
      <style:text-properties fo:color="#7fbbb3" loext:opacity="100%" style:font-name="Hack Nerd Font1" fo:font-size="9.75pt" fo:font-weight="normal"/>
    </style:style>
    <style:style style:name="T7" style:family="text">
      <style:text-properties fo:color="#7fbbb3" loext:opacity="100%" fo:font-size="9.75pt" fo:font-weight="normal"/>
    </style:style>
    <style:style style:name="T8" style:family="text">
      <style:text-properties fo:color="#7fbbb3" loext:opacity="100%" fo:font-weight="normal"/>
    </style:style>
    <style:style style:name="T9" style:family="text">
      <style:text-properties fo:color="#e69875" loext:opacity="100%"/>
    </style:style>
    <style:style style:name="T10" style:family="text">
      <style:text-properties fo:color="#e69875" loext:opacity="100%" style:font-name="Hack Nerd Font1" fo:font-size="9.75pt" fo:font-weight="normal"/>
    </style:style>
    <style:style style:name="T11" style:family="text">
      <style:text-properties fo:color="#e69875" loext:opacity="100%" fo:font-size="9.75pt" fo:font-weight="normal"/>
    </style:style>
    <style:style style:name="T12" style:family="text">
      <style:text-properties fo:color="#e69875" loext:opacity="100%" fo:font-weight="normal"/>
    </style:style>
    <style:style style:name="T13" style:family="text">
      <style:text-properties fo:color="#859289" loext:opacity="100%"/>
    </style:style>
    <style:style style:name="T14" style:family="text">
      <style:text-properties fo:color="#859289" loext:opacity="100%" style:font-name="Hack Nerd Font1" fo:font-size="9.75pt" fo:font-weight="normal"/>
    </style:style>
    <style:style style:name="T15" style:family="text">
      <style:text-properties fo:color="#859289" loext:opacity="100%" fo:font-size="9.75pt" fo:font-weight="normal"/>
    </style:style>
    <style:style style:name="T16" style:family="text">
      <style:text-properties fo:color="#859289" loext:opacity="100%" fo:font-weight="normal"/>
    </style:style>
    <style:style style:name="T17" style:family="text">
      <style:text-properties fo:color="#a7c080" loext:opacity="100%"/>
    </style:style>
    <style:style style:name="T18" style:family="text">
      <style:text-properties fo:color="#a7c080" loext:opacity="100%" style:font-name="Hack Nerd Font1" fo:font-size="9.75pt" fo:font-weight="normal"/>
    </style:style>
    <style:style style:name="T19" style:family="text">
      <style:text-properties fo:color="#a7c080" loext:opacity="100%" fo:font-size="9.75pt" fo:font-weight="normal"/>
    </style:style>
    <style:style style:name="T20" style:family="text">
      <style:text-properties fo:color="#a7c080" loext:opacity="100%" fo:font-weight="normal"/>
    </style:style>
    <style:style style:name="T21" style:family="text">
      <style:text-properties fo:color="#dbbc7f" loext:opacity="100%"/>
    </style:style>
    <style:style style:name="T22" style:family="text">
      <style:text-properties fo:color="#dbbc7f" loext:opacity="100%" style:font-name="Hack Nerd Font1" fo:font-size="9.75pt" fo:font-weight="normal"/>
    </style:style>
    <style:style style:name="T23" style:family="text">
      <style:text-properties fo:color="#dbbc7f" loext:opacity="100%" fo:font-size="9.75pt" fo:font-weight="normal"/>
    </style:style>
    <style:style style:name="T24" style:family="text">
      <style:text-properties fo:color="#dbbc7f" loext:opacity="100%" fo:font-weight="normal"/>
    </style:style>
    <style:style style:name="T25" style:family="text">
      <style:text-properties fo:color="#9dded7" loext:opacity="100%"/>
    </style:style>
    <style:style style:name="T26" style:family="text">
      <style:text-properties fo:color="#9dded7" loext:opacity="100%" fo:font-style="italic"/>
    </style:style>
    <style:style style:name="T27" style:family="text">
      <style:text-properties fo:font-weight="normal"/>
    </style:style>
    <style:style style:name="T28" style:family="text">
      <style:text-properties style:font-name="Hack Nerd Font1" fo:font-size="9.75pt" fo:font-weight="normal"/>
    </style:style>
    <style:style style:name="T29" style:family="text">
      <style:text-properties fo:font-size="9.75pt" fo:font-weight="normal"/>
    </style:style>
    <style:style style:name="T30" style:family="text">
      <style:text-properties fo:color="#e67e80" loext:opacity="100%"/>
    </style:style>
    <style:style style:name="T31" style:family="text">
      <style:text-properties fo:color="#e67e80" loext:opacity="100%" style:font-name="Hack Nerd Font1" fo:font-size="9.75pt" fo:font-weight="normal"/>
    </style:style>
    <style:style style:name="T32" style:family="text">
      <style:text-properties fo:color="#e67e80" loext:opacity="100%" fo:font-style="italic"/>
    </style:style>
    <style:style style:name="T33" style:family="text">
      <style:text-properties fo:color="#e67e80" loext:opacity="100%" fo:font-size="9.75pt" fo:font-weight="normal"/>
    </style:style>
    <style:style style:name="T34" style:family="text">
      <style:text-properties fo:color="#e67e80" loext:opacity="100%" fo:font-weight="normal"/>
    </style:style>
    <style:style style:name="T35" style:family="text">
      <style:text-properties fo:color="#83c092" loext:opacity="100%"/>
    </style:style>
    <style:style style:name="T36" style:family="text">
      <style:text-properties fo:color="#83c092" loext:opacity="100%" style:font-name="Hack Nerd Font1" fo:font-size="9.75pt" fo:font-weight="normal"/>
    </style:style>
    <style:style style:name="T37" style:family="text">
      <style:text-properties fo:color="#83c092" loext:opacity="100%" fo:font-size="9.75pt" fo:font-weight="normal"/>
    </style:style>
    <style:style style:name="T38" style:family="text">
      <style:text-properties fo:color="#83c092" loext:opacity="100%" fo:font-weight="normal"/>
    </style:style>
    <style:style style:name="T39" style:family="text">
      <style:text-properties fo:color="#0000ff" loext:opacity="100%"/>
    </style:style>
    <style:style style:name="T40" style:family="text">
      <style:text-properties fo:color="#0000ff" loext:opacity="100%" style:font-name="Hack Nerd Font1" fo:font-size="9.75pt" fo:font-weight="normal"/>
    </style:style>
    <style:style style:name="T41" style:family="text">
      <style:text-properties fo:color="#a31515" loext:opacity="100%"/>
    </style:style>
    <style:style style:name="T42" style:family="text">
      <style:text-properties fo:color="#a31515" loext:opacity="100%" style:font-name="Hack Nerd Font1" fo:font-size="9.75pt" fo:font-weight="normal"/>
    </style:style>
    <style:style style:name="T43" style:family="text">
      <style:text-properties fo:color="#098658" loext:opacity="100%"/>
    </style:style>
    <style:style style:name="T44" style:family="text">
      <style:text-properties fo:color="#098658" loext:opacity="100%" style:font-name="Hack Nerd Font1" fo:font-size="9.75pt" fo:font-weight="normal"/>
    </style:style>
    <style:style style:name="T45" style:family="text">
      <style:text-properties fo:color="#928374" loext:opacity="100%"/>
    </style:style>
    <style:style style:name="T46" style:family="text">
      <style:text-properties fo:color="#928374" loext:opacity="100%" fo:font-style="italic"/>
    </style:style>
    <style:style style:name="T47" style:family="text">
      <style:text-properties fo:color="#fb4934" loext:opacity="100%"/>
    </style:style>
    <style:style style:name="T48" style:family="text">
      <style:text-properties fo:color="#8ec07c" loext:opacity="100%"/>
    </style:style>
    <style:style style:name="T49" style:family="text">
      <style:text-properties fo:color="#b8bb26" loext:opacity="100%"/>
    </style:style>
    <style:style style:name="T50" style:family="text">
      <style:text-properties fo:color="#d3869b" loext:opacity="100%"/>
    </style:style>
    <style:style style:name="T51" style:family="text">
      <style:text-properties fo:color="#fabd2f" loext:opacity="100%"/>
    </style:style>
    <style:style style:name="T52" style:family="text">
      <style:text-properties fo:color="#83a598" loext:opacity="100%"/>
    </style:style>
    <style:style style:name="T53" style:family="text">
      <style:text-properties fo:background-color="#fb4934" loext:char-shading-value="0"/>
    </style:style>
    <style:style style:name="T54" style:family="text">
      <style:text-properties fo:color="#5c6370" loext:opacity="100%"/>
    </style:style>
    <style:style style:name="T55" style:family="text">
      <style:text-properties fo:color="#5c6370" loext:opacity="100%" fo:font-style="italic"/>
    </style:style>
    <style:style style:name="T56" style:family="text">
      <style:text-properties fo:color="#a626a4" loext:opacity="100%"/>
    </style:style>
    <style:style style:name="T57" style:family="text">
      <style:text-properties fo:color="#a626a4" loext:opacity="100%" fo:font-style="italic"/>
    </style:style>
    <style:style style:name="T58" style:family="text">
      <style:text-properties fo:color="#fa428f" loext:opacity="100%"/>
    </style:style>
    <style:style style:name="T59" style:family="text">
      <style:text-properties fo:color="#fa428f" loext:opacity="100%" fo:font-style="italic"/>
    </style:style>
    <style:style style:name="T60" style:family="text">
      <style:text-properties fo:color="#4078f2" loext:opacity="100%"/>
    </style:style>
    <style:style style:name="T61" style:family="text">
      <style:text-properties fo:color="#4078f2" loext:opacity="100%" fo:font-style="italic"/>
    </style:style>
    <style:style style:name="T62" style:family="text">
      <style:text-properties fo:color="#50a14f" loext:opacity="100%"/>
    </style:style>
    <style:style style:name="T63" style:family="text">
      <style:text-properties fo:color="#50a14f" loext:opacity="100%" fo:font-style="italic"/>
    </style:style>
    <style:style style:name="T64" style:family="text">
      <style:text-properties fo:color="#636363" loext:opacity="100%" fo:font-style="italic" fo:background-color="#f5c76b" loext:char-shading-value="0"/>
    </style:style>
    <style:style style:name="T65" style:family="text">
      <style:text-properties fo:color="#636363" loext:opacity="100%" fo:background-color="#f5c76b" loext:char-shading-value="0"/>
    </style:style>
    <style:style style:name="T66" style:family="text">
      <style:text-properties fo:color="#986801" loext:opacity="100%"/>
    </style:style>
    <style:style style:name="T67" style:family="text">
      <style:text-properties fo:color="#986801" loext:opacity="100%" fo:font-style="italic"/>
    </style:style>
    <style:style style:name="T68" style:family="text">
      <style:text-properties fo:color="#e45649" loext:opacity="100%"/>
    </style:style>
    <style:style style:name="T69" style:family="text">
      <style:text-properties fo:color="#e45649" loext:opacity="100%" fo:font-style="italic"/>
    </style:style>
    <style:style style:name="T70" style:family="text">
      <style:text-properties fo:color="#0184bc" loext:opacity="100%"/>
    </style:style>
    <style:style style:name="T71" style:family="text">
      <style:text-properties fo:color="#0184bc" loext:opacity="100%" fo:font-style="italic"/>
    </style:style>
    <style:style style:name="T72" style:family="text">
      <style:text-properties fo:color="#ffffff" loext:opacity="100%" fo:font-style="italic" fo:background-color="#fd6f6f" loext:char-shading-value="0"/>
    </style:style>
    <style:style style:name="T73" style:family="text">
      <style:text-properties fo:color="#ffffff" loext:opacity="100%" fo:background-color="#fd6f6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4"># ====================== 5 - File Processing and Communicating with a Program's Environment =============</text:span><text:span text:style-name="T45"><text:line-break/><text:line-break/><text:line-break/></text:span><text:span text:style-name="T54"># ============================ 1 - Interacting with SQlite databases ===============================</text:span><text:span text:style-name="T45"><text:line-break/><text:line-break/></text:span><text:span text:style-name="T54"># DBMS : data security, transaction management, concurrent access, data exchange with other database systems.</text:span><text:span text:style-name="T45"><text:line-break/></text:span><text:span text:style-name="T54"># SQLite : C library, stored in one file, no separate process server, supports transactions, 32 or 64 bits</text:span><text:span text:style-name="T45"><text:line-break/></text:span><text:span text:style-name="T54"># python sqlite3 module : DB-API 2.0 compliant, PEP 249, since python 2.5, SQL-92 with some exceptions</text:span><text:span text:style-name="T45"><text:line-break/></text:span></text:p>
      <text:p text:style-name="P15"><text:span text:style-name="T56">import</text:span><text:span text:style-name="T45"> sqlite3<text:line-break/>conn </text:span><text:span text:style-name="T58">=</text:span><text:span text:style-name="T45"> sqlite3</text:span><text:span text:style-name="T58">.</text:span><text:span text:style-name="T60">connect</text:span><text:span text:style-name="T45">(</text:span><text:span text:style-name="T62">"C:</text:span><text:span text:style-name="T65">\s</text:span><text:span text:style-name="T62">qlite</text:span><text:span text:style-name="T65">\h</text:span><text:span text:style-name="T62">ello.db"</text:span><text:span text:style-name="T45">) </text:span><text:span text:style-name="T54"># create file if doses not exist</text:span><text:span text:style-name="T45"><text:line-break/>conn </text:span><text:span text:style-name="T58">=</text:span><text:span text:style-name="T45"> sqlite3</text:span><text:span text:style-name="T58">.</text:span><text:span text:style-name="T60">connect</text:span><text:span text:style-name="T45">(</text:span><text:span text:style-name="T62">":memory:"</text:span><text:span text:style-name="T45">) </text:span><text:span text:style-name="T54"># in-memory db</text:span><text:span text:style-name="T45"><text:line-break/><text:line-break/><text:line-break/></text:span><text:span text:style-name="T54"># creating table</text:span><text:span text:style-name="T45"><text:line-break/>c </text:span><text:span text:style-name="T58">=</text:span><text:span text:style-name="T45"> conn</text:span><text:span text:style-name="T58">.</text:span><text:span text:style-name="T60">cursor</text:span><text:span text:style-name="T45">()<text:line-break/>c</text:span><text:span text:style-name="T58">.</text:span><text:span text:style-name="T60">execute</text:span><text:span text:style-name="T45">(</text:span><text:span text:style-name="T62">"""</text:span><text:span text:style-name="T56">CREATE</text:span><text:span text:style-name="T45"> </text:span><text:span text:style-name="T56">TABLE</text:span><text:span text:style-name="T45"> </text:span><text:span text:style-name="T60">tasks</text:span><text:span text:style-name="T45"> (id </text:span><text:span text:style-name="T56">INTEGER</text:span><text:span text:style-name="T45"> </text:span><text:span text:style-name="T56">PRIMARY KEY</text:span><text:span text:style-name="T45">,name </text:span><text:span text:style-name="T56">TEXT</text:span><text:span text:style-name="T45"> </text:span><text:span text:style-name="T58">NOT</text:span><text:span text:style-name="T45"> </text:span><text:span text:style-name="T66">NULL</text:span><text:span text:style-name="T45">,priority </text:span><text:span text:style-name="T56">INTEGER</text:span><text:span text:style-name="T45"> </text:span><text:span text:style-name="T58">NOT</text:span><text:span text:style-name="T45"> </text:span><text:span text:style-name="T66">NULL</text:span><text:span text:style-name="T45">);</text:span><text:span text:style-name="T62">"""</text:span><text:span text:style-name="T45">)<text:line-break/>c</text:span><text:span text:style-name="T58">.</text:span><text:span text:style-name="T60">execute</text:span><text:span text:style-name="T45">(</text:span><text:span text:style-name="T62">"</text:span><text:span text:style-name="T56">INSERT INTO</text:span><text:span text:style-name="T45"> tasks (name, priority) </text:span><text:span text:style-name="T56">VALUES</text:span><text:span text:style-name="T45"> (?,?)</text:span><text:span text:style-name="T62">"</text:span><text:span text:style-name="T45">, (</text:span><text:span text:style-name="T62">"My first task"</text:span><text:span text:style-name="T45">, </text:span><text:span text:style-name="T66">1</text:span><text:span text:style-name="T45">))<text:line-break/>conn</text:span><text:span text:style-name="T58">.</text:span><text:span text:style-name="T60">commit</text:span><text:span text:style-name="T45">()<text:line-break/>conn</text:span><text:span text:style-name="T58">.</text:span><text:span text:style-name="T60">close</text:span><text:span text:style-name="T45">()<text:line-break/><text:line-break/></text:span><text:span text:style-name="T54"># execute many use a list of tuples</text:span><text:span text:style-name="T45"><text:line-break/>tasks </text:span><text:span text:style-name="T58">=</text:span><text:span text:style-name="T45"> [<text:line-break/>(</text:span><text:span text:style-name="T62">"My first task"</text:span><text:span text:style-name="T45">, </text:span><text:span text:style-name="T66">1</text:span><text:span text:style-name="T45">),<text:line-break/>(</text:span><text:span text:style-name="T62">"My second task"</text:span><text:span text:style-name="T45">, </text:span><text:span text:style-name="T66">5</text:span><text:span text:style-name="T45">),<text:line-break/>(</text:span><text:span text:style-name="T62">"My third task"</text:span><text:span text:style-name="T45">, </text:span><text:span text:style-name="T66">10</text:span><text:span text:style-name="T45">),<text:line-break/>]<text:line-break/>c</text:span><text:span text:style-name="T58">.</text:span><text:span text:style-name="T60">executemany</text:span><text:span text:style-name="T45">(</text:span><text:span text:style-name="T62">"</text:span><text:span text:style-name="T56">INSERT INTO</text:span><text:span text:style-name="T45"> tasks (name, priority) </text:span><text:span text:style-name="T56">VALUES</text:span><text:span text:style-name="T45"> (?,?)</text:span><text:span text:style-name="T62">"</text:span><text:span text:style-name="T45">, tasks)<text:line-break/><text:line-break/><text:line-break/></text:span><text:span text:style-name="T54"># reading data - method 2</text:span><text:span text:style-name="T45"><text:line-break/>c </text:span><text:span text:style-name="T58">=</text:span><text:span text:style-name="T45"> conn</text:span><text:span text:style-name="T58">.</text:span><text:span text:style-name="T60">cursor</text:span><text:span text:style-name="T45">()<text:line-break/></text:span><text:span text:style-name="T56">for</text:span><text:span text:style-name="T45"> row </text:span><text:span text:style-name="T56">in</text:span><text:span text:style-name="T45"> c</text:span><text:span text:style-name="T58">.</text:span><text:span text:style-name="T60">execute</text:span><text:span text:style-name="T45">(</text:span><text:span text:style-name="T62">"</text:span><text:span text:style-name="T56">SELECT</text:span><text:span text:style-name="T45"> </text:span><text:span text:style-name="T68">*</text:span><text:span text:style-name="T45"> </text:span><text:span text:style-name="T56">FROM</text:span><text:span text:style-name="T45"> tasks</text:span><text:span text:style-name="T62">"</text:span><text:span text:style-name="T45">):<text:line-break/></text:span><text:span text:style-name="T70">print</text:span><text:span text:style-name="T45">(row)<text:line-break/></text:span></text:p>
      <text:p text:style-name="P15"><text:span text:style-name="T45"><text:line-break/></text:span><text:soft-page-break/><text:span text:style-name="T54"># reading data - method 2 - fetchall</text:span><text:span text:style-name="T45"><text:line-break/></text:span><text:span text:style-name="T54"># The fetchall reads all records into the memory =&gt; memory issues if too many rows</text:span><text:span text:style-name="T45"><text:line-break/></text:span><text:span text:style-name="T54"># The fetchall returns a lit of tuples</text:span><text:span text:style-name="T45"><text:line-break/></text:span><text:span text:style-name="T54"># The fetchall method returns an empty list when no rows are available</text:span><text:span text:style-name="T45"><text:line-break/>c </text:span><text:span text:style-name="T58">=</text:span><text:span text:style-name="T45"> conn</text:span><text:span text:style-name="T58">.</text:span><text:span text:style-name="T60">cursor</text:span><text:span text:style-name="T45">()<text:line-break/>c</text:span><text:span text:style-name="T58">.</text:span><text:span text:style-name="T60">execute</text:span><text:span text:style-name="T45">(</text:span><text:span text:style-name="T62">"</text:span><text:span text:style-name="T56">SELECT</text:span><text:span text:style-name="T45"> </text:span><text:span text:style-name="T68">*</text:span><text:span text:style-name="T45"> </text:span><text:span text:style-name="T56">FROM</text:span><text:span text:style-name="T45"> tasks</text:span><text:span text:style-name="T62">"</text:span><text:span text:style-name="T45">)<text:line-break/>rows </text:span><text:span text:style-name="T58">=</text:span><text:span text:style-name="T45"> c</text:span><text:span text:style-name="T58">.</text:span><text:span text:style-name="T60">fetchall</text:span><text:span text:style-name="T45">()<text:line-break/></text:span><text:span text:style-name="T56">for</text:span><text:span text:style-name="T45"> row </text:span><text:span text:style-name="T56">in</text:span><text:span text:style-name="T45"> rows:<text:line-break/></text:span><text:span text:style-name="T70">print</text:span><text:span text:style-name="T45">(row)<text:line-break/><text:line-break/></text:span><text:span text:style-name="T54"># reading data - method 3 - fetchone</text:span><text:span text:style-name="T45"><text:line-break/>c </text:span><text:span text:style-name="T58">=</text:span><text:span text:style-name="T45"> conn</text:span><text:span text:style-name="T58">.</text:span><text:span text:style-name="T60">cursor</text:span><text:span text:style-name="T45">()<text:line-break/>c</text:span><text:span text:style-name="T58">.</text:span><text:span text:style-name="T60">execute</text:span><text:span text:style-name="T45">(</text:span><text:span text:style-name="T62">"</text:span><text:span text:style-name="T56">SELECT</text:span><text:span text:style-name="T45"> </text:span><text:span text:style-name="T68">*</text:span><text:span text:style-name="T45"> </text:span><text:span text:style-name="T56">FROM</text:span><text:span text:style-name="T45"> tasks</text:span><text:span text:style-name="T62">"</text:span><text:span text:style-name="T45">)<text:line-break/>row </text:span><text:span text:style-name="T58">=</text:span><text:span text:style-name="T45"> c</text:span><text:span text:style-name="T58">.</text:span><text:span text:style-name="T60">fetchone</text:span><text:span text:style-name="T45">()<text:line-break/></text:span><text:span text:style-name="T70">print</text:span><text:span text:style-name="T45">(row)<text:line-break/>row </text:span><text:span text:style-name="T58">=</text:span><text:span text:style-name="T45"> c</text:span><text:span text:style-name="T58">.</text:span><text:span text:style-name="T60">fetchone</text:span><text:span text:style-name="T45">()<text:line-break/></text:span><text:span text:style-name="T70">print</text:span><text:span text:style-name="T45">(row)<text:line-break/>conn</text:span><text:span text:style-name="T58">.</text:span><text:span text:style-name="T60">close</text:span><text:span text:style-name="T45">()<text:line-break/></text:span><text:span text:style-name="T54"># ...</text:span><text:span text:style-name="T45"><text:line-break/><text:line-break/></text:span><text:span text:style-name="T54"># updating data</text:span><text:span text:style-name="T45"><text:line-break/>c </text:span><text:span text:style-name="T58">=</text:span><text:span text:style-name="T45"> conn</text:span><text:span text:style-name="T58">.</text:span><text:span text:style-name="T60">cursor</text:span><text:span text:style-name="T45">()<text:line-break/>c</text:span><text:span text:style-name="T58">.</text:span><text:span text:style-name="T60">execute</text:span><text:span text:style-name="T45">(</text:span><text:span text:style-name="T62">"</text:span><text:span text:style-name="T56">UPDATE</text:span><text:span text:style-name="T45"> tasks </text:span><text:span text:style-name="T56">SET</text:span><text:span text:style-name="T45"> priority </text:span><text:span text:style-name="T58">=</text:span><text:span text:style-name="T45"> ? </text:span><text:span text:style-name="T56">WHERE</text:span><text:span text:style-name="T45"> id </text:span><text:span text:style-name="T58">=</text:span><text:span text:style-name="T45"> ?</text:span><text:span text:style-name="T62">"</text:span><text:span text:style-name="T45">, (</text:span><text:span text:style-name="T66">20</text:span><text:span text:style-name="T45">, </text:span><text:span text:style-name="T66">1</text:span><text:span text:style-name="T45">))<text:line-break/>c</text:span><text:span text:style-name="T58">.</text:span><text:span text:style-name="T60">commit</text:span><text:span text:style-name="T45">()<text:line-break/><text:line-break/></text:span><text:span text:style-name="T54"># deleteting data</text:span><text:span text:style-name="T45"><text:line-break/>c </text:span><text:span text:style-name="T58">=</text:span><text:span text:style-name="T45"> conn</text:span><text:span text:style-name="T58">.</text:span><text:span text:style-name="T60">cursor</text:span><text:span text:style-name="T45">()<text:line-break/>c</text:span><text:span text:style-name="T58">.</text:span><text:span text:style-name="T60">execute</text:span><text:span text:style-name="T45">(</text:span><text:span text:style-name="T62">"</text:span><text:span text:style-name="T56">DELETE</text:span><text:span text:style-name="T45"> </text:span><text:span text:style-name="T56">FROM</text:span><text:span text:style-name="T45"> tasks </text:span><text:span text:style-name="T56">WHERE</text:span><text:span text:style-name="T45"> id </text:span><text:span text:style-name="T58">=</text:span><text:span text:style-name="T45"> ?</text:span><text:span text:style-name="T62">"</text:span><text:span text:style-name="T45">, (</text:span><text:span text:style-name="T66">1</text:span><text:span text:style-name="T45">,))<text:line-break/>c</text:span><text:span text:style-name="T58">.</text:span><text:span text:style-name="T60">commit</text:span><text:span text:style-name="T45">()<text:line-break/><text:line-break/></text:span></text:p>
      <text:p text:style-name="P15"><text:span text:style-name="T45"/></text:p>
      <text:p text:style-name="P15"><text:span text:style-name="T45"/></text:p>
      <text:p text:style-name="P15"><text:span text:style-name="T45"/></text:p>
      <text:p text:style-name="P15"><text:span text:style-name="T45"/></text:p>
      <text:p text:style-name="P15"><text:span text:style-name="T45"/></text:p>
      <text:p text:style-name="P15"><text:span text:style-name="T45"><text:line-break/></text:span><text:soft-page-break/><text:span text:style-name="T54"># ============================ 2 - XML creating and processing XML files ==========================</text:span><text:span text:style-name="T45"><text:line-break/><text:line-break/></text:span><text:span text:style-name="T54"># library for XML parsing</text:span><text:span text:style-name="T45"><text:line-break/></text:span><text:span text:style-name="T54"># - xml.etree.ElementTree : has a very simple API for analyzing and creating XML data.</text:span><text:span text:style-name="T45"><text:line-break/></text:span><text:span text:style-name="T54"># - xml.dom.minidom : is the minimum implementation of the Document Object Model (DOM).</text:span><text:span text:style-name="T45"><text:line-break/></text:span><text:span text:style-name="T54"># - xml.sax : SAX is an acronym for “Simple API for XML”.</text:span><text:span text:style-name="T45"><text:line-break/><text:line-break/></text:span><text:span text:style-name="T54"># an XML document is made up of :</text:span><text:span text:style-name="T45"><text:line-break/></text:span><text:span text:style-name="T54"># - prolog the first (optional) line of the document. In the prolog, you can specify character encoding, e.g., &lt;?xml version="1.0" encoding="ISO-8859-2"?&gt; changes the default character encoding (UTF-8) to ISO-8859-2.</text:span><text:span text:style-name="T45"><text:line-break/></text:span><text:span text:style-name="T54"># - root element the XML document must have one root element that contains all other elements.</text:span><text:span text:style-name="T45"><text:line-break/></text:span><text:span text:style-name="T54"># - elements these consist of opening and closing tags.</text:span><text:span text:style-name="T45"><text:line-break/></text:span><text:span text:style-name="T54"># - attributes &lt;book title="Hamlet"&gt;</text:span><text:span text:style-name="T45"><text:line-break/><text:line-break/></text:span><text:span text:style-name="T56">import</text:span><text:span text:style-name="T45"> xml</text:span><text:span text:style-name="T58">.</text:span><text:span text:style-name="T45">etree</text:span><text:span text:style-name="T58">.</text:span><text:span text:style-name="T45">ElementTree </text:span><text:span text:style-name="T56">as</text:span><text:span text:style-name="T45"> ET<text:line-break/><text:line-break/>tree </text:span><text:span text:style-name="T58">=</text:span><text:span text:style-name="T45"> ET</text:span><text:span text:style-name="T58">.</text:span><text:span text:style-name="T60">parse</text:span><text:span text:style-name="T45">(</text:span><text:span text:style-name="T62">"books.xml"</text:span><text:span text:style-name="T45">)<text:line-break/>root </text:span><text:span text:style-name="T58">=</text:span><text:span text:style-name="T45"> tree</text:span><text:span text:style-name="T58">.</text:span><text:span text:style-name="T60">getroot</text:span><text:span text:style-name="T45">()<text:line-break/><text:line-break/></text:span><text:span text:style-name="T54"># .fromstring() retunrs the root element from a string</text:span><text:span text:style-name="T45"><text:line-break/>root </text:span><text:span text:style-name="T58">=</text:span><text:span text:style-name="T45"> ET</text:span><text:span text:style-name="T58">.</text:span><text:span text:style-name="T60">fromstring</text:span><text:span text:style-name="T45">(your_xml_as_string)<text:line-break/><text:line-break/></text:span><text:span text:style-name="T54"># browsing the xml</text:span><text:span text:style-name="T45"><text:line-break/></text:span><text:span text:style-name="T70">print</text:span><text:span text:style-name="T45">(</text:span><text:span text:style-name="T62">"The root tag is:"</text:span><text:span text:style-name="T45">, root</text:span><text:span text:style-name="T58">.</text:span><text:span text:style-name="T45">tag)<text:line-break/></text:span><text:span text:style-name="T70">print</text:span><text:span text:style-name="T45">(</text:span><text:span text:style-name="T62">"The root has the following children:"</text:span><text:span text:style-name="T45">)<text:line-break/></text:span><text:span text:style-name="T56">for</text:span><text:span text:style-name="T45"> child </text:span><text:span text:style-name="T56">in</text:span><text:span text:style-name="T45"> root:<text:line-break/></text:span><text:span text:style-name="T70">print</text:span><text:span text:style-name="T45">(child</text:span><text:span text:style-name="T58">.</text:span><text:span text:style-name="T45">tag, child</text:span><text:span text:style-name="T58">.</text:span><text:span text:style-name="T45">attrib)<text:line-break/><text:line-break/></text:span><text:span text:style-name="T56">for</text:span><text:span text:style-name="T45"> book </text:span><text:span text:style-name="T56">in</text:span><text:span text:style-name="T45"> root:<text:line-break/></text:span><text:span text:style-name="T70">print</text:span><text:span text:style-name="T45">(</text:span><text:span text:style-name="T62">"Title: "</text:span><text:span text:style-name="T45">, book</text:span><text:span text:style-name="T58">.</text:span><text:span text:style-name="T45">attrib[</text:span><text:span text:style-name="T62">"title"</text:span><text:span text:style-name="T45">])<text:line-break/></text:span><text:span text:style-name="T70">print</text:span><text:span text:style-name="T45">(</text:span><text:span text:style-name="T62">"Author:"</text:span><text:span text:style-name="T45">, book[</text:span><text:span text:style-name="T66">0</text:span><text:span text:style-name="T45">]</text:span><text:span text:style-name="T58">.</text:span><text:span text:style-name="T45">text)<text:line-break/></text:span><text:span text:style-name="T70">print</text:span><text:span text:style-name="T45">(</text:span><text:span text:style-name="T62">"Year: "</text:span><text:span text:style-name="T45">, book[</text:span><text:span text:style-name="T66">1</text:span><text:span text:style-name="T45">]</text:span><text:span text:style-name="T58">.</text:span><text:span text:style-name="T45">text, </text:span><text:span text:style-name="T62">""</text:span><text:span text:style-name="T45">)<text:line-break/><text:line-break/></text:span><text:span text:style-name="T54"># finding the first matching element</text:span><text:span text:style-name="T45"><text:line-break/>author </text:span><text:span text:style-name="T58">=</text:span><text:span text:style-name="T45"> root</text:span><text:span text:style-name="T58">.</text:span><text:span text:style-name="T60">find</text:span><text:span text:style-name="T45">(</text:span><text:span text:style-name="T62">"author"</text:span><text:span text:style-name="T45">)<text:line-break/></text:span><text:span text:style-name="T70">print</text:span><text:span text:style-name="T45">(author</text:span><text:span text:style-name="T58">.</text:span><text:span text:style-name="T45">text)<text:line-break/></text:span><text:soft-page-break/><text:span text:style-name="T45"><text:line-break/></text:span><text:span text:style-name="T54"># finding element with iter methods, on all sublevel</text:span><text:span text:style-name="T45"><text:line-break/></text:span><text:span text:style-name="T56">for</text:span><text:span text:style-name="T45"> author </text:span><text:span text:style-name="T56">in</text:span><text:span text:style-name="T45"> root</text:span><text:span text:style-name="T58">.</text:span><text:span text:style-name="T60">iter</text:span><text:span text:style-name="T45">(</text:span><text:span text:style-name="T62">"author"</text:span><text:span text:style-name="T45">):<text:line-break/></text:span><text:span text:style-name="T70">print</text:span><text:span text:style-name="T45">(author</text:span><text:span text:style-name="T58">.</text:span><text:span text:style-name="T45">text)<text:line-break/><text:line-break/></text:span><text:span text:style-name="T54"># finding element only on first nested level</text:span><text:span text:style-name="T45"><text:line-break/></text:span><text:span text:style-name="T56">for</text:span><text:span text:style-name="T45"> book </text:span><text:span text:style-name="T56">in</text:span><text:span text:style-name="T45"> root</text:span><text:span text:style-name="T58">.</text:span><text:span text:style-name="T60">findall</text:span><text:span text:style-name="T45">(</text:span><text:span text:style-name="T62">"book"</text:span><text:span text:style-name="T45">):<text:line-break/></text:span><text:span text:style-name="T70">print</text:span><text:span text:style-name="T45">(book</text:span><text:span text:style-name="T58">.</text:span><text:span text:style-name="T60">get</text:span><text:span text:style-name="T45">(</text:span><text:span text:style-name="T62">"title"</text:span><text:span text:style-name="T45">))<text:line-break/><text:line-break/></text:span><text:span text:style-name="T54"># findall can also take an Xpath expression</text:span><text:span text:style-name="T45"><text:line-break/></text:span><text:span text:style-name="T56">for</text:span><text:span text:style-name="T45"> year </text:span><text:span text:style-name="T56">in</text:span><text:span text:style-name="T45"> root</text:span><text:span text:style-name="T58">.</text:span><text:span text:style-name="T60">findall</text:span><text:span text:style-name="T45">(</text:span><text:span text:style-name="T62">"./book/year"</text:span><text:span text:style-name="T45">):<text:line-break/></text:span><text:span text:style-name="T70">print</text:span><text:span text:style-name="T45">(</text:span><text:span text:style-name="T62">"Year: "</text:span><text:span text:style-name="T45">, year</text:span><text:span text:style-name="T58">.</text:span><text:span text:style-name="T45">text)<text:line-break/><text:line-break/></text:span><text:span text:style-name="T54"># the find method return the first matching element</text:span><text:span text:style-name="T45"><text:line-break/></text:span><text:span text:style-name="T70">print</text:span><text:span text:style-name="T45">(root</text:span><text:span text:style-name="T58">.</text:span><text:span text:style-name="T60">find</text:span><text:span text:style-name="T45">(</text:span><text:span text:style-name="T62">"book"</text:span><text:span text:style-name="T45">)</text:span><text:span text:style-name="T58">.</text:span><text:span text:style-name="T60">get</text:span><text:span text:style-name="T45">(</text:span><text:span text:style-name="T62">"title"</text:span><text:span text:style-name="T45">))<text:line-break/><text:line-break/></text:span><text:span text:style-name="T54"># we can modify or replace a tag </text:span><text:span text:style-name="T45"><text:line-break/>child</text:span><text:span text:style-name="T58">.</text:span><text:span text:style-name="T45">tag </text:span><text:span text:style-name="T58">=</text:span><text:span text:style-name="T45"> </text:span><text:span text:style-name="T62">'movie'</text:span><text:span text:style-name="T45"><text:line-break/><text:line-break/></text:span><text:span text:style-name="T54"># removing element</text:span><text:span text:style-name="T45"><text:line-break/>child</text:span><text:span text:style-name="T58">.</text:span><text:span text:style-name="T60">remove</text:span><text:span text:style-name="T45">(child</text:span><text:span text:style-name="T58">.</text:span><text:span text:style-name="T60">find</text:span><text:span text:style-name="T45">(</text:span><text:span text:style-name="T62">'author'</text:span><text:span text:style-name="T45">))<text:line-break/>child</text:span><text:span text:style-name="T58">.</text:span><text:span text:style-name="T60">remove</text:span><text:span text:style-name="T45">(child</text:span><text:span text:style-name="T58">.</text:span><text:span text:style-name="T60">find</text:span><text:span text:style-name="T45">(</text:span><text:span text:style-name="T62">'year'</text:span><text:span text:style-name="T45">))<text:line-break/><text:line-break/></text:span><text:span text:style-name="T54"># set or add an attribute</text:span><text:span text:style-name="T45"><text:line-break/>child</text:span><text:span text:style-name="T58">.</text:span><text:span text:style-name="T60">set</text:span><text:span text:style-name="T45">(</text:span><text:span text:style-name="T62">'rate'</text:span><text:span text:style-name="T45">, </text:span><text:span text:style-name="T62">'5'</text:span><text:span text:style-name="T45">)<text:line-break/><text:line-break/></text:span><text:span text:style-name="T54"># write to file (True is for adding the prolog)</text:span><text:span text:style-name="T45"><text:line-break/>tree</text:span><text:span text:style-name="T58">.</text:span><text:span text:style-name="T60">write</text:span><text:span text:style-name="T45">(</text:span><text:span text:style-name="T62">'movies.xml'</text:span><text:span text:style-name="T45">, </text:span><text:span text:style-name="T62">'UTF-8'</text:span><text:span text:style-name="T45">, </text:span><text:span text:style-name="T66">True</text:span><text:span text:style-name="T45">)<text:line-break/><text:line-break/></text:span><text:span text:style-name="T54"># creating a root and 2 sub element</text:span><text:span text:style-name="T45"><text:line-break/>root </text:span><text:span text:style-name="T58">=</text:span><text:span text:style-name="T45"> ET</text:span><text:span text:style-name="T58">.</text:span><text:span text:style-name="T60">Element</text:span><text:span text:style-name="T45">(</text:span><text:span text:style-name="T62">'data'</text:span><text:span text:style-name="T45">)<text:line-break/>movie_1 </text:span><text:span text:style-name="T58">=</text:span><text:span text:style-name="T45"> ET</text:span><text:span text:style-name="T58">.</text:span><text:span text:style-name="T60">SubElement</text:span><text:span text:style-name="T45">(root, </text:span><text:span text:style-name="T62">'movie'</text:span><text:span text:style-name="T45">, {</text:span><text:span text:style-name="T62">'title'</text:span><text:span text:style-name="T45">: </text:span><text:span text:style-name="T62">'The Little Prince'</text:span><text:span text:style-name="T45">, </text:span><text:span text:style-name="T62">'rate'</text:span><text:span text:style-name="T45">: </text:span><text:span text:style-name="T62">'5'</text:span><text:span text:style-name="T45">})<text:line-break/>movie_2 </text:span><text:span text:style-name="T58">=</text:span><text:span text:style-name="T45"> ET</text:span><text:span text:style-name="T58">.</text:span><text:span text:style-name="T60">SubElement</text:span><text:span text:style-name="T45">(root, </text:span><text:span text:style-name="T62">'movie'</text:span><text:span text:style-name="T45">, {</text:span><text:span text:style-name="T62">'title'</text:span><text:span text:style-name="T45">: </text:span><text:span text:style-name="T62">'Hamlet'</text:span><text:span text:style-name="T45">, </text:span><text:span text:style-name="T62">'rate'</text:span><text:span text:style-name="T45">: </text:span><text:span text:style-name="T62">'5'</text:span><text:span text:style-name="T45">})<text:line-break/>ET</text:span><text:span text:style-name="T58">.</text:span><text:span text:style-name="T60">dump</text:span><text:span text:style-name="T45">(root)<text:line-break/></text:span></text:p>
      <text:p text:style-name="P15"><text:span text:style-name="T45"><text:line-break/><text:line-break/></text:span><text:soft-page-break/><text:span text:style-name="T54"># ============================ 3 - CSV files reading and writing ====================================</text:span><text:span text:style-name="T45"><text:line-break/></text:span><text:span text:style-name="T54"># -CSV : Comma Separated Values</text:span><text:span text:style-name="T45"><text:line-break/></text:span><text:span text:style-name="T56">import</text:span><text:span text:style-name="T45"> csv<text:line-break/></text:span><text:span text:style-name="T56">with</text:span><text:span text:style-name="T45"> </text:span><text:span text:style-name="T70">open</text:span><text:span text:style-name="T45">(</text:span><text:span text:style-name="T62">'contacts.csv'</text:span><text:span text:style-name="T45">, </text:span><text:span text:style-name="T66">newline</text:span><text:span text:style-name="T58">=</text:span><text:span text:style-name="T62">''</text:span><text:span text:style-name="T45">) </text:span><text:span text:style-name="T56">as</text:span><text:span text:style-name="T45"> csvfile:<text:line-break/>reader </text:span><text:span text:style-name="T58">=</text:span><text:span text:style-name="T45"> csv</text:span><text:span text:style-name="T58">.</text:span><text:span text:style-name="T60">reader</text:span><text:span text:style-name="T45">(csvfile, </text:span><text:span text:style-name="T66">delimiter</text:span><text:span text:style-name="T58">=</text:span><text:span text:style-name="T62">','</text:span><text:span text:style-name="T45">)<text:line-break/></text:span><text:span text:style-name="T56">for</text:span><text:span text:style-name="T45"> row </text:span><text:span text:style-name="T56">in</text:span><text:span text:style-name="T45"> reader:<text:line-break/></text:span><text:span text:style-name="T70">print</text:span><text:span text:style-name="T45">(</text:span><text:span text:style-name="T62">','</text:span><text:span text:style-name="T58">.</text:span><text:span text:style-name="T60">join</text:span><text:span text:style-name="T45">(row))<text:line-break/><text:line-break/></text:span><text:span text:style-name="T54"># reading and storing in Dict</text:span><text:span text:style-name="T45"><text:line-break/>reader </text:span><text:span text:style-name="T58">=</text:span><text:span text:style-name="T45"> csv</text:span><text:span text:style-name="T58">.</text:span><text:span text:style-name="T60">DictReader</text:span><text:span text:style-name="T45">(csvfile)<text:line-break/></text:span><text:span text:style-name="T56">for</text:span><text:span text:style-name="T45"> row </text:span><text:span text:style-name="T56">in</text:span><text:span text:style-name="T45"> reader:<text:line-break/></text:span><text:span text:style-name="T70">print</text:span><text:span text:style-name="T45">(row[</text:span><text:span text:style-name="T62">'Name'</text:span><text:span text:style-name="T45">], </text:span><text:span text:style-name="T62">':'</text:span><text:span text:style-name="T45">, row[</text:span><text:span text:style-name="T62">'Phone'</text:span><text:span text:style-name="T45">])<text:line-break/><text:line-break/></text:span><text:span text:style-name="T54"># file with no header -&gt; </text:span><text:span text:style-name="T45"><text:line-break/>fieldnames </text:span><text:span text:style-name="T58">=</text:span><text:span text:style-name="T45"> [</text:span><text:span text:style-name="T62">'Name'</text:span><text:span text:style-name="T45">, </text:span><text:span text:style-name="T62">'Phone'</text:span><text:span text:style-name="T45">]<text:line-break/>reader </text:span><text:span text:style-name="T58">=</text:span><text:span text:style-name="T45"> csv</text:span><text:span text:style-name="T58">.</text:span><text:span text:style-name="T60">DictReader</text:span><text:span text:style-name="T45">(csvfile, </text:span><text:span text:style-name="T66">fieldnames</text:span><text:span text:style-name="T58">=</text:span><text:span text:style-name="T45">fieldnames)<text:line-break/></text:span><text:span text:style-name="T54"># NOTE: If you define more column names than the values in the file, the missing values will be None.</text:span><text:span text:style-name="T45"><text:line-break/><text:line-break/><text:line-break/></text:span><text:span text:style-name="T54"># creating a CSV file</text:span><text:span text:style-name="T45"><text:line-break/></text:span><text:span text:style-name="T56">with</text:span><text:span text:style-name="T45"> </text:span><text:span text:style-name="T70">open</text:span><text:span text:style-name="T45">(</text:span><text:span text:style-name="T62">'exported_contacts.csv'</text:span><text:span text:style-name="T45">, </text:span><text:span text:style-name="T62">'w'</text:span><text:span text:style-name="T45">, </text:span><text:span text:style-name="T66">newline</text:span><text:span text:style-name="T58">=</text:span><text:span text:style-name="T62">''</text:span><text:span text:style-name="T45">) </text:span><text:span text:style-name="T56">as</text:span><text:span text:style-name="T45"> csvfile:<text:line-break/>writer </text:span><text:span text:style-name="T58">=</text:span><text:span text:style-name="T45"> csv</text:span><text:span text:style-name="T58">.</text:span><text:span text:style-name="T60">writer</text:span><text:span text:style-name="T45">(csvfile, </text:span><text:span text:style-name="T66">delimiter</text:span><text:span text:style-name="T58">=</text:span><text:span text:style-name="T62">','</text:span><text:span text:style-name="T45">)<text:line-break/><text:line-break/>writer</text:span><text:span text:style-name="T58">.</text:span><text:span text:style-name="T60">writerow</text:span><text:span text:style-name="T45">([</text:span><text:span text:style-name="T62">'Name'</text:span><text:span text:style-name="T45">, </text:span><text:span text:style-name="T62">'Phone'</text:span><text:span text:style-name="T45">])<text:line-break/>writer</text:span><text:span text:style-name="T58">.</text:span><text:span text:style-name="T60">writerow</text:span><text:span text:style-name="T45">([</text:span><text:span text:style-name="T62">'mother'</text:span><text:span text:style-name="T45">, </text:span><text:span text:style-name="T62">'222-555-101'</text:span><text:span text:style-name="T45">])<text:line-break/>writer</text:span><text:span text:style-name="T58">.</text:span><text:span text:style-name="T60">writerow</text:span><text:span text:style-name="T45">([</text:span><text:span text:style-name="T62">'father'</text:span><text:span text:style-name="T45">, </text:span><text:span text:style-name="T62">'222-555-102'</text:span><text:span text:style-name="T45">])<text:line-break/>writer</text:span><text:span text:style-name="T58">.</text:span><text:span text:style-name="T60">writerow</text:span><text:span text:style-name="T45">([</text:span><text:span text:style-name="T62">'wife'</text:span><text:span text:style-name="T45">, </text:span><text:span text:style-name="T62">'222-555-103'</text:span><text:span text:style-name="T45">])<text:line-break/>writer</text:span><text:span text:style-name="T58">.</text:span><text:span text:style-name="T60">writerow</text:span><text:span text:style-name="T45">([</text:span><text:span text:style-name="T62">'mother-in-law'</text:span><text:span text:style-name="T45">, </text:span><text:span text:style-name="T62">'222-555-104'</text:span><text:span text:style-name="T45">])<text:line-break/><text:line-break/><text:line-break/></text:span><text:span text:style-name="T54"># quotechar and quoting in (QUOTE_MINIMAL, QUOTE_ALL, QUOTE_NONNUMERIC, QUOTE_NONE)</text:span><text:span text:style-name="T45"><text:line-break/></text:span><text:span text:style-name="T54"># ... can also be used in the reader function</text:span><text:span text:style-name="T45"><text:line-break/>writer </text:span><text:span text:style-name="T58">=</text:span><text:span text:style-name="T45"> csv</text:span><text:span text:style-name="T58">.</text:span><text:span text:style-name="T60">writer</text:span><text:span text:style-name="T45">(csvfile, </text:span><text:span text:style-name="T66">delimiter</text:span><text:span text:style-name="T58">=</text:span><text:span text:style-name="T62">','</text:span><text:span text:style-name="T45">, </text:span><text:span text:style-name="T66">quotechar</text:span><text:span text:style-name="T58">=</text:span><text:span text:style-name="T62">'"'</text:span><text:span text:style-name="T45">, </text:span><text:span text:style-name="T66">quoting</text:span><text:span text:style-name="T58">=</text:span><text:span text:style-name="T45">csv</text:span><text:span text:style-name="T58">.</text:span><text:span text:style-name="T45">QUOTE_MINIMAL)<text:line-break/><text:line-break/><text:line-break/><text:line-break/></text:span><text:span text:style-name="T54"># writing from a dictionnary </text:span><text:span text:style-name="T45"><text:line-break/></text:span><text:soft-page-break/><text:span text:style-name="T45">fieldnames </text:span><text:span text:style-name="T58">=</text:span><text:span text:style-name="T45"> [</text:span><text:span text:style-name="T62">'Name'</text:span><text:span text:style-name="T45">, </text:span><text:span text:style-name="T62">'Phone'</text:span><text:span text:style-name="T45">]<text:line-break/>writer </text:span><text:span text:style-name="T58">=</text:span><text:span text:style-name="T45"> csv</text:span><text:span text:style-name="T58">.</text:span><text:span text:style-name="T60">DictWriter</text:span><text:span text:style-name="T45">(csvfile, </text:span><text:span text:style-name="T66">fieldnames</text:span><text:span text:style-name="T58">=</text:span><text:span text:style-name="T45">fieldnames) </text:span><text:span text:style-name="T54"># fieldnames is NOT optional !</text:span><text:span text:style-name="T45"><text:line-break/>writer</text:span><text:span text:style-name="T58">.</text:span><text:span text:style-name="T60">writeheader</text:span><text:span text:style-name="T45">()<text:line-break/>writer</text:span><text:span text:style-name="T58">.</text:span><text:span text:style-name="T60">writerow</text:span><text:span text:style-name="T45">({</text:span><text:span text:style-name="T62">'Name'</text:span><text:span text:style-name="T45">: </text:span><text:span text:style-name="T62">'mother'</text:span><text:span text:style-name="T45">, </text:span><text:span text:style-name="T62">'Phone'</text:span><text:span text:style-name="T45">: </text:span><text:span text:style-name="T62">'222-555-101'</text:span><text:span text:style-name="T45">})<text:line-break/><text:line-break/><text:line-break/><text:line-break/></text:span><text:span text:style-name="T54"># ============================ 4 - Logging : basics logging facility for Python======================</text:span><text:span text:style-name="T45"><text:line-break/></text:span><text:span text:style-name="T56">import</text:span><text:span text:style-name="T45"> logging<text:line-break/><text:line-break/>logger </text:span><text:span text:style-name="T58">=</text:span><text:span text:style-name="T45"> logging</text:span><text:span text:style-name="T58">.</text:span><text:span text:style-name="T60">getLogger</text:span><text:span text:style-name="T45">() </text:span><text:span text:style-name="T54"># root logger</text:span><text:span text:style-name="T45"><text:line-break/>hello_logger </text:span><text:span text:style-name="T58">=</text:span><text:span text:style-name="T45"> logging</text:span><text:span text:style-name="T58">.</text:span><text:span text:style-name="T60">getLogger</text:span><text:span text:style-name="T45">(</text:span><text:span text:style-name="T62">'hello'</text:span><text:span text:style-name="T45">) </text:span><text:span text:style-name="T54"># hello is a child of root logger</text:span><text:span text:style-name="T45"><text:line-break/>hello_world_logger </text:span><text:span text:style-name="T58">=</text:span><text:span text:style-name="T45"> logging</text:span><text:span text:style-name="T58">.</text:span><text:span text:style-name="T60">getLogger</text:span><text:span text:style-name="T45">(</text:span><text:span text:style-name="T62">'hello.world'</text:span><text:span text:style-name="T45">) </text:span><text:span text:style-name="T54"># is a child of the hello logger</text:span><text:span text:style-name="T45"><text:line-break/>recommended_logger </text:span><text:span text:style-name="T58">=</text:span><text:span text:style-name="T45"> logging</text:span><text:span text:style-name="T58">.</text:span><text:span text:style-name="T60">getLogger</text:span><text:span text:style-name="T45">(</text:span><text:span text:style-name="T68">__name__</text:span><text:span text:style-name="T45">) </text:span><text:span text:style-name="T54"># it will use the current module name</text:span><text:span text:style-name="T45"><text:line-break/><text:line-break/></text:span><text:span text:style-name="T54"># NOTE: Several calls to the getLogger function with the same name will always return the same object.</text:span><text:span text:style-name="T45"><text:line-break/><text:line-break/></text:span><text:span text:style-name="T54"># --- logging levels</text:span><text:span text:style-name="T45"><text:line-break/></text:span><text:span text:style-name="T54"># CRITICAL 50</text:span><text:span text:style-name="T45"><text:line-break/></text:span><text:span text:style-name="T54"># ERROR 40</text:span><text:span text:style-name="T45"><text:line-break/></text:span><text:span text:style-name="T54"># WARNING 30</text:span><text:span text:style-name="T45"><text:line-break/></text:span><text:span text:style-name="T54"># INFO 20 # not printed by default</text:span><text:span text:style-name="T45"><text:line-break/></text:span><text:span text:style-name="T54"># DEBUG 10 # not printed by default</text:span><text:span text:style-name="T45"><text:line-break/></text:span><text:span text:style-name="T54"># NOTSET 0 # not printed by default</text:span><text:span text:style-name="T45"><text:line-break/>logging</text:span><text:span text:style-name="T58">.</text:span><text:span text:style-name="T60">basicConfig</text:span><text:span text:style-name="T45">() </text:span><text:span text:style-name="T54"># call basic configs</text:span><text:span text:style-name="T45"><text:line-break/>logger</text:span><text:span text:style-name="T58">.</text:span><text:span text:style-name="T60">critical</text:span><text:span text:style-name="T45">(</text:span><text:span text:style-name="T62">'Your CRITICAL message'</text:span><text:span text:style-name="T45">)<text:line-break/><text:line-break/></text:span><text:span text:style-name="T54"># -- redefine level (by default WARNNG)</text:span><text:span text:style-name="T45"><text:line-break/>logger</text:span><text:span text:style-name="T58">.</text:span><text:span text:style-name="T60">setLevel</text:span><text:span text:style-name="T45">(logging</text:span><text:span text:style-name="T58">.</text:span><text:span text:style-name="T45">DEBUG)<text:line-break/><text:line-break/></text:span><text:span text:style-name="T54"># -- basic configuration </text:span><text:span text:style-name="T45"><text:line-break/></text:span><text:span text:style-name="T54"># by default : StreamHandler that displays logs in the console.</text:span><text:span text:style-name="T45"><text:line-break/>logging</text:span><text:span text:style-name="T58">.</text:span><text:span text:style-name="T60">basicConfig</text:span><text:span text:style-name="T45">(</text:span><text:span text:style-name="T66">level</text:span><text:span text:style-name="T58">=</text:span><text:span text:style-name="T45">logging</text:span><text:span text:style-name="T58">.</text:span><text:span text:style-name="T45">CRITICAL, </text:span><text:span text:style-name="T66">filename</text:span><text:span text:style-name="T58">=</text:span><text:span text:style-name="T62">'prod.log'</text:span><text:span text:style-name="T45">, </text:span><text:span text:style-name="T66">filemode</text:span><text:span text:style-name="T58">=</text:span><text:span text:style-name="T62">'a'</text:span><text:span text:style-name="T45">) </text:span><text:span text:style-name="T54"># logger is now a fileHandler</text:span><text:span text:style-name="T45"><text:line-break/><text:line-break/></text:span><text:span text:style-name="T54"># NOTE: ThebasicConfig method changes the configuration of the root logger and its children who don't have their own handler defined.</text:span><text:span text:style-name="T45"><text:line-break/><text:line-break/></text:span><text:soft-page-break/><text:span text:style-name="T54"># -- formatting wih the LogRecord object</text:span><text:span text:style-name="T45"><text:line-break/>FORMAT </text:span><text:span text:style-name="T58">=</text:span><text:span text:style-name="T45"> </text:span><text:span text:style-name="T62">'</text:span><text:span text:style-name="T66">%(</text:span><text:span text:style-name="T68">name</text:span><text:span text:style-name="T66">)s</text:span><text:span text:style-name="T62">:</text:span><text:span text:style-name="T66">%(</text:span><text:span text:style-name="T68">levelname</text:span><text:span text:style-name="T66">)s</text:span><text:span text:style-name="T62">:</text:span><text:span text:style-name="T66">%(</text:span><text:span text:style-name="T68">asctime</text:span><text:span text:style-name="T66">)s</text:span><text:span text:style-name="T62">:</text:span><text:span text:style-name="T66">%(</text:span><text:span text:style-name="T68">message</text:span><text:span text:style-name="T66">)s</text:span><text:span text:style-name="T62">'</text:span><text:span text:style-name="T45"><text:line-break/>logging</text:span><text:span text:style-name="T58">.</text:span><text:span text:style-name="T60">basicConfig</text:span><text:span text:style-name="T45">(</text:span><text:span text:style-name="T66">level</text:span><text:span text:style-name="T58">=</text:span><text:span text:style-name="T45">logging</text:span><text:span text:style-name="T58">.</text:span><text:span text:style-name="T45">CRITICAL, </text:span><text:span text:style-name="T66">filename</text:span><text:span text:style-name="T58">=</text:span><text:span text:style-name="T62">'prod.log'</text:span><text:span text:style-name="T45">, </text:span><text:span text:style-name="T66">filemode</text:span><text:span text:style-name="T58">=</text:span><text:span text:style-name="T62">'a'</text:span><text:span text:style-name="T45">, </text:span><text:span text:style-name="T66">format</text:span><text:span text:style-name="T58">=</text:span><text:span text:style-name="T45">FORMAT)<text:line-break/></text:span><text:span text:style-name="T58">%</text:span><text:span text:style-name="T45">(name)s : name of the logger <text:line-break/></text:span><text:span text:style-name="T58">%</text:span><text:span text:style-name="T45">(levelname)s : level i</text:span><text:span text:style-name="T58">.</text:span><text:span text:style-name="T45">e</text:span><text:span text:style-name="T58">.</text:span><text:span text:style-name="T45"> critical<text:line-break/></text:span><text:span text:style-name="T58">%</text:span><text:span text:style-name="T45">(asctime)s : huma readable date</text:span><text:span text:style-name="T58">/</text:span><text:span text:style-name="T45">time<text:line-break/></text:span><text:span text:style-name="T58">%</text:span><text:span text:style-name="T45">(message)s : log message<text:line-break/><text:line-break/></text:span><text:span text:style-name="T54"># -- one logger = one or more handler, with e-level </text:span><text:span text:style-name="T45"><text:line-break/>handler </text:span><text:span text:style-name="T58">=</text:span><text:span text:style-name="T45"> logging</text:span><text:span text:style-name="T58">.</text:span><text:span text:style-name="T60">FileHandler</text:span><text:span text:style-name="T45">(</text:span><text:span text:style-name="T62">'prod.log'</text:span><text:span text:style-name="T45">, </text:span><text:span text:style-name="T66">mode</text:span><text:span text:style-name="T58">=</text:span><text:span text:style-name="T62">'w'</text:span><text:span text:style-name="T45">)<text:line-break/>handler</text:span><text:span text:style-name="T58">.</text:span><text:span text:style-name="T60">setLevel</text:span><text:span text:style-name="T45">(logging</text:span><text:span text:style-name="T58">.</text:span><text:span text:style-name="T45">CRITICAL)<text:line-break/>logger</text:span><text:span text:style-name="T58">.</text:span><text:span text:style-name="T60">addHandler</text:span><text:span text:style-name="T45">(handler)<text:line-break/><text:line-break/></text:span><text:span text:style-name="T54"># -- adding a formatter to an handler</text:span><text:span text:style-name="T45"><text:line-break/>FORMAT </text:span><text:span text:style-name="T58">=</text:span><text:span text:style-name="T45"> </text:span><text:span text:style-name="T62">'</text:span><text:span text:style-name="T66">%(</text:span><text:span text:style-name="T68">name</text:span><text:span text:style-name="T66">)s</text:span><text:span text:style-name="T62">:</text:span><text:span text:style-name="T66">%(</text:span><text:span text:style-name="T68">levelname</text:span><text:span text:style-name="T66">)s</text:span><text:span text:style-name="T62">:</text:span><text:span text:style-name="T66">%(</text:span><text:span text:style-name="T68">asctime</text:span><text:span text:style-name="T66">)s</text:span><text:span text:style-name="T62">:</text:span><text:span text:style-name="T66">%(</text:span><text:span text:style-name="T68">message</text:span><text:span text:style-name="T66">)s</text:span><text:span text:style-name="T62">'</text:span><text:span text:style-name="T45"><text:line-break/></text:span><text:span text:style-name="T66">...</text:span><text:span text:style-name="T45"><text:line-break/>handler</text:span><text:span text:style-name="T58">.</text:span><text:span text:style-name="T60">setLevel</text:span><text:span text:style-name="T45">(logging</text:span><text:span text:style-name="T58">.</text:span><text:span text:style-name="T45">CRITICAL)<text:line-break/>formatter </text:span><text:span text:style-name="T58">=</text:span><text:span text:style-name="T45"> logging</text:span><text:span text:style-name="T58">.</text:span><text:span text:style-name="T60">Formatter</text:span><text:span text:style-name="T45">(FORMAT)<text:line-break/>handler</text:span><text:span text:style-name="T58">.</text:span><text:span text:style-name="T60">setFormatter</text:span><text:span text:style-name="T45">(formatter)<text:line-break/></text:span></text:p>
      <text:p text:style-name="P15"><text:span text:style-name="T45"/></text:p>
      <text:p text:style-name="P15"><text:span text:style-name="T45"><text:line-break/></text:span><text:span text:style-name="T54"># ============================ 5 - Config Parser : configuration file parser=========================</text:span><text:span text:style-name="T45"><text:line-break/></text:span><text:span text:style-name="T54"># like a windows .ini file</text:span><text:span text:style-name="T45"><text:line-break/></text:span><text:span text:style-name="T54"># NOTE: The whitespace at the beginning and end of keys and values is removed.</text:span><text:span text:style-name="T45"><text:line-break/><text:line-break/></text:span><text:span text:style-name="T56">import</text:span><text:span text:style-name="T45"> configparser<text:line-break/><text:line-break/>config </text:span><text:span text:style-name="T58">=</text:span><text:span text:style-name="T45"> configparser</text:span><text:span text:style-name="T58">.</text:span><text:span text:style-name="T60">ConfigParser</text:span><text:span text:style-name="T45">()<text:line-break/></text:span><text:span text:style-name="T70">print</text:span><text:span text:style-name="T45">(config</text:span><text:span text:style-name="T58">.</text:span><text:span text:style-name="T60">read</text:span><text:span text:style-name="T45">(</text:span><text:span text:style-name="T62">'config.ini'</text:span><text:span text:style-name="T45">))<text:line-break/><text:line-break/></text:span><text:span text:style-name="T70">print</text:span><text:span text:style-name="T45">(</text:span><text:span text:style-name="T62">'Sections:'</text:span><text:span text:style-name="T45">, config</text:span><text:span text:style-name="T58">.</text:span><text:span text:style-name="T60">sections</text:span><text:span text:style-name="T45">(),</text:span><text:span text:style-name="T62">'</text:span><text:span text:style-name="T70">\n</text:span><text:span text:style-name="T62">'</text:span><text:span text:style-name="T45">)<text:line-break/></text:span><text:span text:style-name="T54"># the DEFAULT section doesn't appear in the list of returned sections</text:span><text:span text:style-name="T45"><text:line-break/><text:line-break/></text:span><text:span text:style-name="T54"># accessing key 'name' in the 'mariadb' sections</text:span><text:span text:style-name="T45"><text:line-break/></text:span><text:span text:style-name="T70">print</text:span><text:span text:style-name="T45">(</text:span><text:span text:style-name="T62">'Database:'</text:span><text:span text:style-name="T45">, config[</text:span><text:span text:style-name="T62">'mariadb'</text:span><text:span text:style-name="T45">][</text:span><text:span text:style-name="T62">'name'</text:span><text:span text:style-name="T45">]) </text:span><text:span text:style-name="T54"># or config.get('mariadb', 'name')</text:span><text:span text:style-name="T45"><text:line-break/><text:line-break/></text:span><text:soft-page-break/><text:span text:style-name="T54"># configParser and dict</text:span><text:span text:style-name="T45"><text:line-break/>config </text:span><text:span text:style-name="T58">=</text:span><text:span text:style-name="T45"> configparser</text:span><text:span text:style-name="T58">.</text:span><text:span text:style-name="T60">ConfigParser</text:span><text:span text:style-name="T45">()<text:line-break/><text:line-break/></text:span><text:span text:style-name="T70">dict</text:span><text:span text:style-name="T45"> </text:span><text:span text:style-name="T58">=</text:span><text:span text:style-name="T45"> { </text:span><text:span text:style-name="T66">...</text:span><text:span text:style-name="T45"><text:line-break/></text:span><text:span text:style-name="T62">'mariadb'</text:span><text:span text:style-name="T45">: {<text:line-break/></text:span><text:span text:style-name="T62">'name'</text:span><text:span text:style-name="T45">: </text:span><text:span text:style-name="T62">'hello'</text:span><text:span text:style-name="T45">, </text:span><text:span text:style-name="T66">...</text:span><text:span text:style-name="T45"><text:line-break/>}<text:line-break/><text:line-break/>config</text:span><text:span text:style-name="T58">.</text:span><text:span text:style-name="T60">read_dict</text:span><text:span text:style-name="T45">(</text:span><text:span text:style-name="T70">dict</text:span><text:span text:style-name="T45">)<text:line-break/></text:span><text:span text:style-name="T70">print</text:span><text:span text:style-name="T45">(</text:span><text:span text:style-name="T62">'Database:'</text:span><text:span text:style-name="T45">, config[</text:span><text:span text:style-name="T62">'mariadb'</text:span><text:span text:style-name="T45">][</text:span><text:span text:style-name="T62">'name'</text:span><text:span text:style-name="T45">])<text:line-break/><text:line-break/></text:span><text:span text:style-name="T54"># creating or modifying a config file</text:span><text:span text:style-name="T45"><text:line-break/>config = configparser</text:span><text:span text:style-name="T58">.</text:span><text:span text:style-name="T60">ConfigParser</text:span><text:span text:style-name="T45">()<text:line-break/>config[</text:span><text:span text:style-name="T62">'DEFAULT'</text:span><text:span text:style-name="T45">] = {</text:span><text:span text:style-name="T62">'host'</text:span><text:span text:style-name="T45">: </text:span><text:span text:style-name="T62">'localhost'</text:span><text:span text:style-name="T45">}<text:line-break/>config[</text:span><text:span text:style-name="T62">'mariadb'</text:span><text:span text:style-name="T45">] = {</text:span><text:span text:style-name="T62">'name'</text:span><text:span text:style-name="T45">: </text:span><text:span text:style-name="T62">'hello'</text:span><text:span text:style-name="T45">, </text:span><text:span text:style-name="T66">...</text:span><text:span text:style-name="T45"><text:line-break/></text:span><text:span text:style-name="T73">with</text:span><text:span text:style-name="T45"> </text:span><text:span text:style-name="T70">open</text:span><text:span text:style-name="T45">(</text:span><text:span text:style-name="T62">'config.ini'</text:span><text:span text:style-name="T68">, </text:span><text:span text:style-name="T62">'w'</text:span><text:span text:style-name="T45">)</text:span><text:span text:style-name="T68"> </text:span><text:span text:style-name="T73">as</text:span><text:span text:style-name="T45"> </text:span><text:span text:style-name="T68">configfile</text:span><text:span text:style-name="T45">:<text:line-break/>config</text:span><text:span text:style-name="T58">.</text:span><text:span text:style-name="T60">write</text:span><text:span text:style-name="T45">(configfile)<text:line-break/><text:line-break/></text:span><text:span text:style-name="T54"># Interpolating values - placeholder in %()s</text:span><text:span text:style-name="T45"><text:line-break/>[DEFAULT]<text:line-break/>host = localhost<text:line-break/><text:line-break/>[redis]<text:line-break/>dsn = redis:</text:span><text:span text:style-name="T58">//%</text:span><text:span text:style-name="T45">(host)s<text:line-break/><text:line-break/></text:span><text:span text:style-name="T54"># ==================================================== FIN ===============================</text:span></text:p>
      <text:p text:style-name="P10"><text:span text:style-name="T4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ack" svg:font-family="Hack"/>
    <style:font-face style:name="Hack Nerd Font" svg:font-family="'Hack Nerd Font'" style:font-family-generic="modern" style:font-pitch="variable"/>
    <style:font-face style:name="Hack Nerd Font1" svg:font-family="'Hack Nerd Font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25%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1T13:33:32.424000000</dc:date>
    <meta:editing-duration>PT40M17S</meta:editing-duration>
    <meta:editing-cycles>1</meta:editing-cycles>
    <meta:document-statistic meta:table-count="0" meta:image-count="0" meta:object-count="0" meta:page-count="8" meta:paragraph-count="6" meta:word-count="1127" meta:character-count="8647" meta:non-whitespace-character-count="7448"/>
    <meta:generator>LibreOffice/7.4.4.2$Windows_X86_64 LibreOffice_project/85569322deea74ec9134968a29af2df5663baa21</meta:generator>
  </office:meta>
</office:document-meta>
</file>